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97c" officeooo:paragraph-rsid="0009d97c"/>
    </style:style>
    <style:style style:name="P2" style:family="paragraph" style:parent-style-name="Standard">
      <style:text-properties officeooo:rsid="000a239c" officeooo:paragraph-rsid="000a239c"/>
    </style:style>
    <style:style style:name="P3" style:family="paragraph" style:parent-style-name="Standard">
      <style:text-properties officeooo:rsid="000f6c7e" officeooo:paragraph-rsid="000f6c7e"/>
    </style:style>
    <style:style style:name="P4" style:family="paragraph" style:parent-style-name="Standard">
      <style:text-properties officeooo:rsid="0009d97c" officeooo:paragraph-rsid="0009d97c"/>
    </style:style>
    <style:style style:name="P5" style:family="paragraph" style:parent-style-name="Standard">
      <style:text-properties officeooo:rsid="00150030" officeooo:paragraph-rsid="00150030"/>
    </style:style>
    <style:style style:name="T1" style:family="text">
      <style:text-properties officeooo:rsid="000d33e9"/>
    </style:style>
    <style:style style:name="T2" style:family="text">
      <style:text-properties officeooo:rsid="00114b73"/>
    </style:style>
    <style:style style:name="T3" style:family="text">
      <style:text-properties officeooo:rsid="0011be0f"/>
    </style:style>
    <style:style style:name="T4" style:family="text">
      <style:text-properties officeooo:rsid="001211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ython run.py --env_kind=Breakout --feature_space=fft –train_discriminator=True --discriminator_weighted=True –<text:span text:style-name="T1">envs_per_process = 1</text:span></text:p>
      <text:p text:style-name="P1"/>
      <text:p text:style-name="P5"># reward combine</text:p>
      <text:p text:style-name="P1">python run.py --env_kind=Breakout --feature_space=fft --train_discriminator=True --discriminator_weighted=True --envs_per_process=128 --ext_coeff=0.5 –int_coeff=0.5</text:p>
      <text:p text:style-name="P1"/>
      <text:p text:style-name="P3">game </text:p>
      <text:p text:style-name="P3">- DemonAttack</text:p>
      <text:p text:style-name="P2">- ChopperCommand</text:p>
      <text:p text:style-name="P2">- <text:span text:style-name="T2">Breakout</text:span></text:p>
      <text:p text:style-name="P2">- <text:span text:style-name="T2">DoubleDunk</text:span></text:p>
      <text:p text:style-name="P2">- <text:span text:style-name="T2">Frostbite</text:span></text:p>
      <text:p text:style-name="P2">- <text:span text:style-name="T2">Gravitar</text:span></text:p>
      <text:p text:style-name="P2">- <text:span text:style-name="T2">Kangaroo</text:span></text:p>
      <text:p text:style-name="P2">- <text:span text:style-name="T2">Pitfall</text:span></text:p>
      <text:p text:style-name="P2">- <text:span text:style-name="T3">RobotTank(x)</text:span></text:p>
      <text:p text:style-name="P2">- <text:span text:style-name="T3">RiverRaid(x)</text:span></text:p>
      <text:p text:style-name="P2">- <text:span text:style-name="T3">RoadRunner</text:span></text:p>
      <text:p text:style-name="P2">- <text:span text:style-name="T3">Seaquest</text:span></text:p>
      <text:p text:style-name="P2">- <text:span text:style-name="T3">Skiing</text:span></text:p>
      <text:p text:style-name="P2">- <text:span text:style-name="T3">Solaris</text:span></text:p>
      <text:p text:style-name="P2">- <text:span text:style-name="T3">SpaceInvaders</text:span></text:p>
      <text:p text:style-name="P2">- <text:span text:style-name="T3">StarGunner</text:span></text:p>
      <text:p text:style-name="P2">- <text:span text:style-name="T3">Superman(x)</text:span></text:p>
      <text:p text:style-name="P2">- <text:span text:style-name="T4">TimePilot</text:span></text:p>
      <text:p text:style-name="P2">- <text:span text:style-name="T4">Zaxxon</text:span></text:p>
      <text:p text:style-name="P2"/>
      <text:p text:style-name="P1">cp retro_env.py $CONDA_PREFIX/lib/python3.7/site-packages/retro/retro_env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7T00:09:41.428435623</meta:creation-date>
    <dc:date>2022-04-24T04:10:23.449815492</dc:date>
    <meta:editing-duration>PT3H36M5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72" meta:character-count="609" meta:non-whitespace-character-count="569"/>
  </office:meta>
</office:document-meta>
</file>